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08cm" fo:min-width="0cm"/>
    </style:style>
    <style:style style:name="gr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stroke="dash" draw:stroke-dash="Ultrafine_20_Dashed" draw:fill="none" draw:textarea-vertical-align="middle"/>
    </style:style>
    <style:style style:name="gr6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296cm" fo:min-width="0cm"/>
    </style:style>
    <style:style style:name="gr8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line draw:style-name="gr1" draw:text-style-name="P1" draw:layer="layout" svg:x1="2.345cm" svg:y1="16.748cm" svg:x2="24.958cm" svg:y2="16.748cm">
          <text:p/>
        </draw:line>
        <draw:line draw:style-name="gr1" draw:text-style-name="P1" draw:layer="layout" svg:x1="2.727cm" svg:y1="17.321cm" svg:x2="2.727cm" svg:y2="10.143cm">
          <text:p/>
        </draw:line>
        <draw:line draw:style-name="gr2" draw:text-style-name="P1" draw:layer="layout" svg:x1="13.094cm" svg:y1="16.557cm" svg:x2="13.094cm" svg:y2="17.021cm">
          <text:p/>
        </draw:line>
        <draw:frame draw:style-name="gr3" draw:layer="layout" svg:width="2.051cm" svg:height="0.962cm" svg:x="13.258cm" svg:y="9.808cm">
          <draw:text-box>
            <text:p>event</text:p>
          </draw:text-box>
        </draw:frame>
        <draw:line draw:style-name="gr4" draw:text-style-name="P1" draw:layer="layout" svg:x1="11.238cm" svg:y1="16.748cm" svg:x2="13.147cm" svg:y2="11.448cm">
          <text:p/>
        </draw:line>
        <draw:line draw:style-name="gr4" draw:text-style-name="P1" draw:layer="layout" svg:x1="24.046cm" svg:y1="11.446cm" svg:x2="17.637cm" svg:y2="11.446cm">
          <text:p/>
        </draw:line>
        <draw:line draw:style-name="gr5" draw:text-style-name="P1" draw:layer="layout" svg:x1="13.093cm" svg:y1="11.448cm" svg:x2="13.093cm" svg:y2="16.994cm">
          <text:p/>
        </draw:line>
        <draw:line draw:style-name="gr4" draw:text-style-name="P1" draw:layer="layout" svg:x1="9.437cm" svg:y1="11.265cm" svg:x2="2.727cm" svg:y2="11.265cm">
          <text:p/>
        </draw:line>
        <draw:line draw:style-name="gr4" draw:text-style-name="P1" draw:layer="layout" svg:x1="9.437cm" svg:y1="11.265cm" svg:x2="13.093cm" svg:y2="16.748cm">
          <text:p/>
        </draw:line>
        <draw:frame draw:style-name="gr6" draw:layer="layout" svg:width="4.024cm" svg:height="0.962cm" svg:x="4.03cm" svg:y="9.772cm">
          <draw:text-box>
            <text:p>before event</text:p>
          </draw:text-box>
        </draw:frame>
        <draw:frame draw:style-name="gr6" draw:layer="layout" svg:width="3.499cm" svg:height="0.962cm" svg:x="19.353cm" svg:y="9.883cm">
          <draw:text-box>
            <text:p>after event</text:p>
          </draw:text-box>
        </draw:frame>
        <draw:line draw:style-name="gr4" draw:text-style-name="P1" draw:layer="layout" svg:x1="15.438cm" svg:y1="16.748cm" svg:x2="17.637cm" svg:y2="11.446cm">
          <text:p/>
        </draw:line>
        <draw:line draw:style-name="gr4" draw:text-style-name="P1" draw:layer="layout" svg:x1="16.748cm" svg:y1="16.748cm" svg:x2="15.438cm" svg:y2="11.448cm">
          <text:p/>
        </draw:line>
        <draw:line draw:style-name="gr4" draw:text-style-name="P1" draw:layer="layout" svg:x1="15.466cm" svg:y1="11.448cm" svg:x2="13.147cm" svg:y2="11.448cm">
          <text:p/>
        </draw:line>
        <draw:line draw:style-name="gr5" draw:text-style-name="P1" draw:layer="layout" svg:x1="15.438cm" svg:y1="11.448cm" svg:x2="15.438cm" svg:y2="16.748cm">
          <text:p/>
        </draw:line>
        <draw:frame draw:style-name="gr7" draw:layer="layout" svg:width="1.738cm" svg:height="0.962cm" svg:x="12.329cm" svg:y="16.939cm">
          <draw:text-box>
            <text:p>start</text:p>
          </draw:text-box>
        </draw:frame>
        <draw:frame draw:style-name="gr8" draw:layer="layout" svg:width="1.828cm" svg:height="0.962cm" svg:x="14.757cm" svg:y="16.912cm">
          <draw:text-box>
            <text:p>stop</text:p>
          </draw:text-box>
        </draw:frame>
        <draw:line draw:style-name="gr2" draw:text-style-name="P1" draw:layer="layout" svg:x1="15.466cm" svg:y1="16.448cm" svg:x2="15.466cm" svg:y2="16.912cm">
          <text:p/>
        </draw:line>
        <draw:frame draw:style-name="gr9" draw:layer="layout" svg:width="6.839cm" svg:height="0.962cm" draw:transform="rotate (1.57760311087767) translate (1.456cm 16.748cm)">
          <draw:text-box>
            <text:p>degree of membership</text:p>
          </draw:text-box>
        </draw:frame>
        <draw:frame draw:style-name="gr9" draw:layer="layout" svg:width="1.7cm" svg:height="0.962cm" svg:x="24.07cm" svg:y="16.748cm">
          <draw:text-box>
            <text:p>time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oph Reich</meta:initial-creator>
    <meta:creation-date>2013-07-30T10:30:03</meta:creation-date>
    <meta:editing-duration>P0D</meta:editing-duration>
    <meta:editing-cycles>5</meta:editing-cycles>
    <dc:date>2013-07-30T15:26:00</dc:date>
    <dc:creator>Christoph Reich</dc:creator>
    <meta:generator>LibreOffice/3.5$Linux_X86_64 LibreOffice_project/350m1$Build-2</meta:generator>
    <meta:document-statistic meta:object-count="43"/>
  </office:meta>
</office:document-meta>
</file>